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cb0" officeooo:paragraph-rsid="000decb0"/>
    </style:style>
    <style:style style:name="P2" style:family="paragraph" style:parent-style-name="Standard">
      <style:text-properties officeooo:rsid="000e003a" officeooo:paragraph-rsid="000e003a"/>
    </style:style>
    <style:style style:name="P3" style:family="paragraph" style:parent-style-name="Standard">
      <style:text-properties officeooo:rsid="000e347a" officeooo:paragraph-rsid="000e347a"/>
    </style:style>
    <style:style style:name="P4" style:family="paragraph" style:parent-style-name="Standard">
      <style:text-properties officeooo:rsid="000f24fc" officeooo:paragraph-rsid="000f24fc"/>
    </style:style>
    <style:style style:name="P5" style:family="paragraph" style:parent-style-name="Standard">
      <style:text-properties officeooo:rsid="000f24fc" officeooo:paragraph-rsid="0017ba44"/>
    </style:style>
    <style:style style:name="P6" style:family="paragraph" style:parent-style-name="Standard">
      <style:text-properties officeooo:rsid="001306f4" officeooo:paragraph-rsid="001306f4"/>
    </style:style>
    <style:style style:name="P7" style:family="paragraph" style:parent-style-name="Standard">
      <style:text-properties officeooo:rsid="0013941f" officeooo:paragraph-rsid="0013941f"/>
    </style:style>
    <style:style style:name="P8" style:family="paragraph" style:parent-style-name="Standard">
      <style:text-properties officeooo:rsid="0013941f" officeooo:paragraph-rsid="0017ba44"/>
    </style:style>
    <style:style style:name="P9" style:family="paragraph" style:parent-style-name="Standard">
      <style:text-properties officeooo:rsid="00154074" officeooo:paragraph-rsid="00154074"/>
    </style:style>
    <style:style style:name="P10" style:family="paragraph" style:parent-style-name="Standard">
      <style:text-properties officeooo:rsid="001681f7" officeooo:paragraph-rsid="001681f7"/>
    </style:style>
    <style:style style:name="P11" style:family="paragraph" style:parent-style-name="Standard">
      <style:text-properties officeooo:rsid="0016c974" officeooo:paragraph-rsid="0016c974"/>
    </style:style>
    <style:style style:name="P12" style:family="paragraph" style:parent-style-name="Standard">
      <style:text-properties officeooo:rsid="001740a5" officeooo:paragraph-rsid="001740a5"/>
    </style:style>
    <style:style style:name="P13" style:family="paragraph" style:parent-style-name="Standard">
      <style:text-properties officeooo:rsid="0017ba44" officeooo:paragraph-rsid="0017ba44"/>
    </style:style>
    <style:style style:name="P14" style:family="paragraph" style:parent-style-name="Standard">
      <style:text-properties officeooo:rsid="001850d9" officeooo:paragraph-rsid="001850d9"/>
    </style:style>
    <style:style style:name="P15" style:family="paragraph" style:parent-style-name="Standard">
      <style:text-properties officeooo:rsid="001a3c51" officeooo:paragraph-rsid="001a3c51"/>
    </style:style>
    <style:style style:name="P16" style:family="paragraph" style:parent-style-name="Standard">
      <style:text-properties officeooo:rsid="001bc597" officeooo:paragraph-rsid="001bc597"/>
    </style:style>
    <style:style style:name="P17" style:family="paragraph" style:parent-style-name="Standard">
      <style:text-properties officeooo:rsid="000f24fc" officeooo:paragraph-rsid="001bc597"/>
    </style:style>
    <style:style style:name="P18" style:family="paragraph" style:parent-style-name="Standard">
      <style:text-properties officeooo:rsid="000f24fc" officeooo:paragraph-rsid="001dbf6f"/>
    </style:style>
    <style:style style:name="P19" style:family="paragraph" style:parent-style-name="Standard">
      <style:text-properties officeooo:rsid="001dbf6f" officeooo:paragraph-rsid="001dbf6f"/>
    </style:style>
    <style:style style:name="P20" style:family="paragraph" style:parent-style-name="Standard">
      <style:text-properties officeooo:rsid="001de3f1" officeooo:paragraph-rsid="001de3f1"/>
    </style:style>
    <style:style style:name="T1" style:family="text">
      <style:text-properties officeooo:rsid="000ff992"/>
    </style:style>
    <style:style style:name="T2" style:family="text">
      <style:text-properties officeooo:rsid="0011f926"/>
    </style:style>
    <style:style style:name="T3" style:family="text">
      <style:text-properties officeooo:rsid="001b7925"/>
    </style:style>
    <style:style style:name="T4" style:family="text">
      <style:text-properties officeooo:rsid="001bc5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7/05/2017: First convergence study was run in gpu architechture, sinphil initialization, but with Marc's nodal initialization strategy. Global error norm looks good, but I think two things are fucking with my convergence rates for high p</text:p>
      <text:p text:style-name="P1">1) RK4 routine. May only be relevant for p5 case.</text:p>
      <text:p text:style-name="P1">2) nodal initialization; I think a proper galerkin projection of the IC is necessary, and implementation will take some work.</text:p>
      <text:p text:style-name="P1"/>
      <text:p text:style-name="P2">Also, the code runs with gpu architechture for the 1D advection-diffusion test, and the .pos files mathc the results from CPU case. But, GPU is a lot slower, I'll need to do some profiling. Also, the error calculation is not working properly.</text:p>
      <text:p text:style-name="P2"/>
      <text:p text:style-name="P3">SecondConvergenceStudy: Used very h<text:span text:style-name="T2">igh</text:span> quadrature resolution for initialization, error quantification, and recovery system. Behavior is better than first study but still unacceptable at high p. Full remedy would involve higher order RK method, but I don'<text:span text:style-name="T1">t</text:span> want to deal with that.</text:p>
      <text:p text:style-name="P3"/>
      <text:p text:style-name="P4">Test case parameters for first and second convergence studies:</text:p>
      <text:p text:style-name="P7">METHOD: uDG+CGRv2(chi=2)</text:p>
      <text:p text:style-name="P4">KLIN = 0.1</text:p>
      <text:p text:style-name="P4">VX = 1.0</text:p>
      <text:p text:style-name="P4">domain = 3 wavelengths</text:p>
      <text:p text:style-name="P4">IC = 2.0 + sin(2*pi/10 * x)</text:p>
      <text:p text:style-name="P4">Tfinal = 30.0 (wave returns to initial position).</text:p>
      <text:p text:style-name="P4"/>
      <text:p text:style-name="P6">Also, I'm pretty sure that the fist two convergence tests use the following error functional:</text:p>
      <text:p text:style-name="P6">Kappa(x) = sin(1.1*2*pi/10 * x).</text:p>
      <text:p text:style-name="P6"/>
      <text:p text:style-name="P9">08/24/2017: SupplementalConvergence_A.ods is part of a degugging process. It uses the pure upwind flux with _viscous=0 and standard DG interface treatment to establish baseline behavior.</text:p>
      <text:p text:style-name="P9">METHOD: uDG</text:p>
      <text:p text:style-name="P9">KLIN=0.0 (I set _viscous=0 so those subroutines are powerless; they may be interfering in _viscous=1 case with mew=0)</text:p>
      <text:p text:style-name="P9">VX=1.0</text:p>
      <text:p text:style-name="P9">domain = 3 wavelengths</text:p>
      <text:p text:style-name="P9">IC = 2.0 + sin(2pi/10 * x)</text:p>
      <text:p text:style-name="P9">Tfinal = 30.0 (wave returns to initial position)</text:p>
      <text:p text:style-name="P9"/>
      <text:p text:style-name="P10">Later: Ran same test case with DEBUGGED icbn method, p=2, central and upwind configurations. Result with nice charts stored in FourthConvergenceStudy_p2withCharts.ods.</text:p>
      <text:p text:style-name="P10"/>
      <text:p text:style-name="P11">08/24/2017: The above test case has been run for upwind+central, standard+icb. Results for p1 through p5 stored in FouthrConvergenceStudy_Full.odsI used the MeshRefine_p1thrup5.sh script to run each of the four configurations.</text:p>
      <text:p text:style-name="P11"/>
      <text:p text:style-name="P11">Conclusion: ICB is good, but the RK4 limitation is giving me trouble here.</text:p>
      <text:p text:style-name="P11"/>
      <text:p text:style-name="P12">08/25/2017: FifthConvergenceStudy.ods: Ran ICB reconstruction + upwind flux. Code same as FourthConvergenceStufy_Full EXCEPT that I used _viscous=1 in the code. Verified that code works properly when viscous flux is calculated with mew=0.</text:p>
      <text:p text:style-name="P12"/>
      <text:p text:style-name="P13"><text:soft-page-break/>ConvergenceStudy_6: Changed to advection-diffusion and ran same test case with ICB+SIMPLE reconstructions, upwind+central fluxes. Problem statement:</text:p>
      <text:p text:style-name="P8"/>
      <text:p text:style-name="P5">KLIN = 0.1</text:p>
      <text:p text:style-name="P5">VX = 1.0</text:p>
      <text:p text:style-name="P5">domain = 3 wavelengths</text:p>
      <text:p text:style-name="P5">IC = 2.0 + sin(2*pi/10 * x)</text:p>
      <text:p text:style-name="P5">Tfinal = 30.0 (wave returns to initial position).</text:p>
      <text:p text:style-name="P5"/>
      <text:p text:style-name="P14">Also, this test uses improved error quantification, so should NOT match earlier tests.</text:p>
      <text:p text:style-name="P14"/>
      <text:p text:style-name="P15">Convergence_<text:span text:style-name="T3">7</text:span>: <text:span text:style-name="T4">Now</text:span> using a revised approach for building the ICBN system; working in 2D suggested that I am not properly calling the reference quadrature locations in the 1D case.</text:p>
      <text:p text:style-name="P16">{</text:p>
      <text:p text:style-name="P17">KLIN = 0.<text:span text:style-name="T4">05</text:span></text:p>
      <text:p text:style-name="P17">VX = 1.0</text:p>
      <text:p text:style-name="P17">domain = 3 wavelengths</text:p>
      <text:p text:style-name="P17">IC = 2.0 + sin(2*pi/10 * x)</text:p>
      <text:p text:style-name="P17">Tfinal = 30.0 (wave returns to initial position).</text:p>
      <text:p text:style-name="P16">}</text:p>
      <text:p text:style-name="P16"/>
      <text:p text:style-name="P19">Convergence_8 uses same test parameters as Convergence_6, but with revised nodal equivalence coordinate calculation:</text:p>
      <text:p text:style-name="P19">{</text:p>
      <text:p text:style-name="P18">KLIN = 0.1</text:p>
      <text:p text:style-name="P18">VX = 1.0</text:p>
      <text:p text:style-name="P18">domain = 3 wavelengths</text:p>
      <text:p text:style-name="P18">IC = 2.0 + sin(2*pi/10 * x)</text:p>
      <text:p text:style-name="P18">Tfinal = 30.0 (wave returns to initial position).</text:p>
      <text:p text:style-name="P19">}</text:p>
      <text:p text:style-name="P19"/>
      <text:p text:style-name="P20">Comparison of Convergence_6 and Convergence_8 shows no difference between the two result sets, indicating that my revision has not altered the performance of the ICB appro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23:00:38.397623867</meta:creation-date>
    <dc:date>2017-09-08T17:03:09.867999671</dc:date>
    <meta:editing-duration>PT14H59M29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2" meta:paragraph-count="49" meta:word-count="543" meta:character-count="3438" meta:non-whitespace-character-count="2944"/>
  </office:meta>
</office:document-meta>
</file>